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style:border-line-width="0.053cm 0.053cm 0.053cm" fo:padding="0.097cm" fo:border="4.5pt double #666666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902cm"/>
    </style:style>
    <style:style style:name="Tabla6.C" style:family="table-column">
      <style:table-column-properties style:column-width="2.131cm"/>
    </style:style>
    <style:style style:name="Tabla6.D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9.647cm"/>
    </style:style>
    <style:style style:name="Tabla7.C" style:family="table-column">
      <style:table-column-properties style:column-width="3.371cm"/>
    </style:style>
    <style:style style:name="Tabla7.D" style:family="table-column">
      <style:table-column-properties style:column-width="3.757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6.509cm"/>
    </style:style>
    <style:style style:name="Tabla9.A1" style:family="table-cell">
      <style:table-cell-properties style:vertical-align="" fo:padding="0.097cm" fo:border="none"/>
    </style:style>
    <style:style style:name="Tabla9.B1" style:family="table-cell">
      <style:table-cell-properties fo:padding="0.097cm" fo:border="none"/>
    </style:style>
    <style:style style:name="Tabla9.C1" style:family="table-cell">
      <style:table-cell-properties fo:padding="0.097cm" fo:border="none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902cm"/>
    </style:style>
    <style:style style:name="Tabla6.C" style:family="table-column">
      <style:table-column-properties style:column-width="2.131cm"/>
    </style:style>
    <style:style style:name="Tabla6.D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9.647cm"/>
    </style:style>
    <style:style style:name="Tabla7.C" style:family="table-column">
      <style:table-column-properties style:column-width="3.371cm"/>
    </style:style>
    <style:style style:name="Tabla7.D" style:family="table-column">
      <style:table-column-properties style:column-width="3.757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6.509cm"/>
    </style:style>
    <style:style style:name="Tabla9.A1" style:family="table-cell">
      <style:table-cell-properties style:vertical-align="" fo:padding="0.097cm" fo:border="none"/>
    </style:style>
    <style:style style:name="Tabla9.B1" style:family="table-cell">
      <style:table-cell-properties fo:padding="0.097cm" fo:border="none"/>
    </style:style>
    <style:style style:name="Tabla9.C1" style:family="table-cell">
      <style:table-cell-properties fo:padding="0.097cm" fo:border="none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A1" style:family="table-cell">
      <style:table-cell-properties style:border-line-width="0.053cm 0.053cm 0.053cm" fo:padding="0.097cm" fo:border="4.5pt double #666666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902cm"/>
    </style:style>
    <style:style style:name="Tabla11.C" style:family="table-column">
      <style:table-column-properties style:column-width="2.131cm"/>
    </style:style>
    <style:style style:name="Tabla11.D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D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3.387cm"/>
    </style:style>
    <style:style style:name="Tabla12.D" style:family="table-column">
      <style:table-column-properties style:column-width="3.757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1.508cm"/>
    </style:style>
    <style:style style:name="Tabla15.B" style:family="table-column">
      <style:table-column-properties style:column-width="10.213cm"/>
    </style:style>
    <style:style style:name="Tabla15.C" style:family="table-column">
      <style:table-column-properties style:column-width="6.509cm"/>
    </style:style>
    <style:style style:name="Tabla15.A1" style:family="table-cell">
      <style:table-cell-properties fo:padding="0.097cm" fo:border="none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902cm"/>
    </style:style>
    <style:style style:name="Tabla11.C" style:family="table-column">
      <style:table-column-properties style:column-width="2.131cm"/>
    </style:style>
    <style:style style:name="Tabla11.D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D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3.387cm"/>
    </style:style>
    <style:style style:name="Tabla12.D" style:family="table-column">
      <style:table-column-properties style:column-width="3.757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1.508cm"/>
    </style:style>
    <style:style style:name="Tabla15.B" style:family="table-column">
      <style:table-column-properties style:column-width="10.213cm"/>
    </style:style>
    <style:style style:name="Tabla15.C" style:family="table-column">
      <style:table-column-properties style:column-width="6.509cm"/>
    </style:style>
    <style:style style:name="Tabla15.A1" style:family="table-cell">
      <style:table-cell-properties fo:padding="0.097cm" fo:border="none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border-line-width="0.053cm 0.053cm 0.053cm" fo:padding="0.097cm" fo:border="4.5pt double #666666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902cm"/>
    </style:style>
    <style:style style:name="Tabla2.C" style:family="table-column">
      <style:table-column-properties style:column-width="2.131cm"/>
    </style:style>
    <style:style style:name="Tabla2.D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D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3.387cm"/>
    </style:style>
    <style:style style:name="Tabla3.D" style:family="table-column">
      <style:table-column-properties style:column-width="3.75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1.508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6.509cm"/>
    </style:style>
    <style:style style:name="Tabla13.A1" style:family="table-cell">
      <style:table-cell-properties fo:padding="0.097cm" fo:border="none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902cm"/>
    </style:style>
    <style:style style:name="Tabla2.C" style:family="table-column">
      <style:table-column-properties style:column-width="2.131cm"/>
    </style:style>
    <style:style style:name="Tabla2.D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D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3.387cm"/>
    </style:style>
    <style:style style:name="Tabla3.D" style:family="table-column">
      <style:table-column-properties style:column-width="3.75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1.508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6.509cm"/>
    </style:style>
    <style:style style:name="Tabla13.A1" style:family="table-cell">
      <style:table-cell-properties fo:padding="0.097cm" fo:border="none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19.001cm" style:rel-column-width="65535*"/>
    </style:style>
    <style:style style:name="Tabla16.A1" style:family="table-cell">
      <style:table-cell-properties style:border-line-width="0.053cm 0.053cm 0.053cm" fo:padding="0.097cm" fo:border="4.5pt double #666666"/>
    </style:style>
    <style:style style:name="Tabla17" style:family="table">
      <style:table-properties style:width="18.627cm" table:align="left"/>
    </style:style>
    <style:style style:name="Tabla17.A" style:family="table-column">
      <style:table-column-properties style:column-width="4.022cm"/>
    </style:style>
    <style:style style:name="Tabla17.B" style:family="table-column">
      <style:table-column-properties style:column-width="8.902cm"/>
    </style:style>
    <style:style style:name="Tabla17.C" style:family="table-column">
      <style:table-column-properties style:column-width="2.131cm"/>
    </style:style>
    <style:style style:name="Tabla17.D" style:family="table-column">
      <style:table-column-properties style:column-width="3.572cm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18.256cm" table:align="left"/>
    </style:style>
    <style:style style:name="Tabla18.A" style:family="table-column">
      <style:table-column-properties style:column-width="1.482cm"/>
    </style:style>
    <style:style style:name="Tabla18.B" style:family="table-column">
      <style:table-column-properties style:column-width="9.647cm"/>
    </style:style>
    <style:style style:name="Tabla18.C" style:family="table-column">
      <style:table-column-properties style:column-width="3.371cm"/>
    </style:style>
    <style:style style:name="Tabla18.D" style:family="table-column">
      <style:table-column-properties style:column-width="3.757cm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fo:padding="0.097cm" fo:border="0.05pt solid #000000"/>
    </style:style>
    <style:style style:name="Tabla18.D1" style:family="table-cell" style:data-style-name="N37">
      <style:table-cell-properties fo:padding="0.097cm" fo:border="0.05pt solid #000000"/>
    </style:style>
    <style:style style:name="Tabla25" style:family="table">
      <style:table-properties style:width="18.203cm" table:align="left"/>
    </style:style>
    <style:style style:name="Tabla25.A" style:family="table-column">
      <style:table-column-properties style:column-width="2.884cm"/>
    </style:style>
    <style:style style:name="Tabla25.B" style:family="table-column">
      <style:table-column-properties style:column-width="1.085cm"/>
    </style:style>
    <style:style style:name="Tabla25.C" style:family="table-column">
      <style:table-column-properties style:column-width="7.726cm"/>
    </style:style>
    <style:style style:name="Tabla25.D" style:family="table-column">
      <style:table-column-properties style:column-width="5.715cm"/>
    </style:style>
    <style:style style:name="Tabla25.E" style:family="table-column">
      <style:table-column-properties style:column-width="0.794cm"/>
    </style:style>
    <style:style style:name="Tabla25.1" style:family="table-row">
      <style:table-row-properties style:min-row-height="0.741cm"/>
    </style:style>
    <style:style style:name="Tabla25.A1" style:family="table-cell">
      <style:table-cell-properties fo:padding="0.097cm" fo:border="none"/>
    </style:style>
    <style:style style:name="Tabla25.B1" style:family="table-cell" style:data-style-name="N0">
      <style:table-cell-properties fo:padding="0.097cm" fo:border="none"/>
    </style:style>
    <style:style style:name="Tabla25.D1" style:family="table-cell">
      <style:table-cell-properties style:vertical-align="bottom" fo:padding="0.097cm" fo:border="none"/>
    </style:style>
    <style:style style:name="Tabla25.E1" style:family="table-cell" style:data-style-name="N0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8.23cm" table:align="left"/>
    </style:style>
    <style:style style:name="Tabla27.A" style:family="table-column">
      <style:table-column-properties style:column-width="1.508cm"/>
    </style:style>
    <style:style style:name="Tabla27.B" style:family="table-column">
      <style:table-column-properties style:column-width="10.213cm"/>
    </style:style>
    <style:style style:name="Tabla27.C" style:family="table-column">
      <style:table-column-properties style:column-width="6.509cm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Tabla17" style:family="table">
      <style:table-properties style:width="18.627cm" table:align="left"/>
    </style:style>
    <style:style style:name="Tabla17.A" style:family="table-column">
      <style:table-column-properties style:column-width="4.022cm"/>
    </style:style>
    <style:style style:name="Tabla17.B" style:family="table-column">
      <style:table-column-properties style:column-width="8.902cm"/>
    </style:style>
    <style:style style:name="Tabla17.C" style:family="table-column">
      <style:table-column-properties style:column-width="2.131cm"/>
    </style:style>
    <style:style style:name="Tabla17.D" style:family="table-column">
      <style:table-column-properties style:column-width="3.572cm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18.256cm" table:align="left"/>
    </style:style>
    <style:style style:name="Tabla18.A" style:family="table-column">
      <style:table-column-properties style:column-width="1.482cm"/>
    </style:style>
    <style:style style:name="Tabla18.B" style:family="table-column">
      <style:table-column-properties style:column-width="9.647cm"/>
    </style:style>
    <style:style style:name="Tabla18.C" style:family="table-column">
      <style:table-column-properties style:column-width="3.371cm"/>
    </style:style>
    <style:style style:name="Tabla18.D" style:family="table-column">
      <style:table-column-properties style:column-width="3.757cm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fo:padding="0.097cm" fo:border="0.05pt solid #000000"/>
    </style:style>
    <style:style style:name="Tabla18.D1" style:family="table-cell" style:data-style-name="N37">
      <style:table-cell-properties fo:padding="0.097cm" fo:border="0.05pt solid #000000"/>
    </style:style>
    <style:style style:name="Tabla25" style:family="table">
      <style:table-properties style:width="18.203cm" table:align="left"/>
    </style:style>
    <style:style style:name="Tabla25.A" style:family="table-column">
      <style:table-column-properties style:column-width="2.884cm"/>
    </style:style>
    <style:style style:name="Tabla25.B" style:family="table-column">
      <style:table-column-properties style:column-width="1.085cm"/>
    </style:style>
    <style:style style:name="Tabla25.C" style:family="table-column">
      <style:table-column-properties style:column-width="7.726cm"/>
    </style:style>
    <style:style style:name="Tabla25.D" style:family="table-column">
      <style:table-column-properties style:column-width="5.715cm"/>
    </style:style>
    <style:style style:name="Tabla25.E" style:family="table-column">
      <style:table-column-properties style:column-width="0.794cm"/>
    </style:style>
    <style:style style:name="Tabla25.1" style:family="table-row">
      <style:table-row-properties style:min-row-height="0.741cm"/>
    </style:style>
    <style:style style:name="Tabla25.A1" style:family="table-cell">
      <style:table-cell-properties fo:padding="0.097cm" fo:border="none"/>
    </style:style>
    <style:style style:name="Tabla25.B1" style:family="table-cell" style:data-style-name="N0">
      <style:table-cell-properties fo:padding="0.097cm" fo:border="none"/>
    </style:style>
    <style:style style:name="Tabla25.D1" style:family="table-cell">
      <style:table-cell-properties style:vertical-align="bottom" fo:padding="0.097cm" fo:border="none"/>
    </style:style>
    <style:style style:name="Tabla25.E1" style:family="table-cell" style:data-style-name="N0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8.23cm" table:align="left"/>
    </style:style>
    <style:style style:name="Tabla27.A" style:family="table-column">
      <style:table-column-properties style:column-width="1.508cm"/>
    </style:style>
    <style:style style:name="Tabla27.B" style:family="table-column">
      <style:table-column-properties style:column-width="10.213cm"/>
    </style:style>
    <style:style style:name="Tabla27.C" style:family="table-column">
      <style:table-column-properties style:column-width="6.509cm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18be6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paragraph-rsid="0018be6e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margin-left="0.106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paragraph-rsid="0018be6e" style:font-size-asian="10pt" style:font-size-complex="10pt"/>
    </style:style>
    <style:style style:name="P10" style:family="paragraph" style:parent-style-name="Table_20_Contents">
      <style:paragraph-properties fo:margin-left="0cm" fo:margin-right="0.106cm" fo:text-align="start" style:justify-single-word="false" fo:text-indent="0cm" style:auto-text-indent="false" text:number-lines="false" text:line-number="0"/>
      <style:text-properties style:font-name="Arial" fo:font-size="10pt" officeooo:paragraph-rsid="0018be6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paragraph-rsid="001d9d6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paragraph-rsid="0018be6e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18be6e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18be6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1d9d6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8be6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b0d4" officeooo:paragraph-rsid="0018be6e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0de00f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18be6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officeooo:paragraph-rsid="0018be6e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8pt" officeooo:paragraph-rsid="0018be6e" style:font-size-asian="8pt" style:font-size-complex="8pt"/>
    </style:style>
    <style:style style:name="P29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text-properties officeooo:paragraph-rsid="0018be6e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0de00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paragraph-rsid="00236a3a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officeooo:paragraph-rsid="00236a3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d1f5b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d3f9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de00f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236a3a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0de00f"/>
    </style:style>
    <style:style style:name="T10" style:family="text">
      <style:text-properties officeooo:rsid="001d9d61"/>
    </style:style>
    <style:style style:name="T11" style:family="text">
      <style:text-properties officeooo:rsid="00236a3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span text:style-name="T2"><text:s/>VOUCHER </text:span><text:span text:style-name="T6">PARA DESAYUNO</text:span><text:span text:style-name="T8"> <text:s text:c="2"/></text:span><text:span text:style-name="T1"><text:s text:c="6"/></text:span><text:span text:style-name="T1"><draw:frame draw:style-name="fr1" draw:name="gráficos2" text:anchor-type="as-char" svg:y="-1.425cm" svg:width="4.484cm" svg:height="1.663cm" draw:z-index="0"><draw:image xlink:href="https://enayunasfmboedo.files.wordpress.com/2012/07/suteba_logo_27-08-10.jpg" xlink:type="simple" xlink:show="embed" xlink:actuate="onLoad" draw:mime-type="image/jpeg"/></draw:frame></text:span><text:s/></text:p>
            <text:p text:style-name="P11">Favor de brindar el servicio de <text:span text:style-name="T11">DESAYUNO</text:span> al siguiente afiliad<text:span text:style-name="T10">o</text:span><text:line-break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17">Nombre <text:span text:style-name="T10">y </text:span>Apellido</text:p>
                </table:table-cell>
                <table:table-cell table:style-name="Tabla6.B1" office:value-type="string">
                  <text:p text:style-name="P8"><text:s text:c="3"/></text:p>
                </table:table-cell>
                <table:table-cell table:style-name="Tabla6.A1" office:value-type="string">
                  <text:p text:style-name="P12"><text:span text:style-name="T7">DNI</text:span> </text:p>
                </table:table-cell>
                <table:table-cell table:style-name="Tabla6.B1" office:value-type="string">
                  <text:p text:style-name="P12"><text:s/></text:p>
                </table:table-cell>
              </table:table-row>
            </table:table>
            <text:p text:style-name="P25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>
                <table:table-cell table:style-name="Tabla7.A1" office:value-type="string">
                  <text:p text:style-name="P15">Hotel</text:p>
                </table:table-cell>
                <table:table-cell table:style-name="Tabla7.B1" office:value-type="string">
                  <text:p text:style-name="P12">23 DE MAYO</text:p>
                </table:table-cell>
                <table:table-cell table:style-name="Tabla7.A1" office:value-type="string">
                  <text:p text:style-name="P21">Fecha</text:p>
                </table:table-cell>
                <table:table-cell table:style-name="Tabla7.D1">
                  <text:p text:style-name="P6"/>
                </table:table-cell>
              </table:table-row>
            </table:table>
            <text:p text:style-name="P25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office:value-type="string">
                  <text:p text:style-name="P15">Habitación Nº</text:p>
                </table:table-cell>
                <table:table-cell table:style-name="Tabla8.B1">
                  <table:table table:name="Tabla21" table:style-name="Tabla21">
                    <table:table-column table:style-name="Tabla21.A"/>
                    <table:table-row>
                      <table:table-cell table:style-name="Tabla21.A1" office:value-type="string">
                        <text:p text:style-name="P12"/>
                      </table:table-cell>
                    </table:table-row>
                  </table:table>
                  <text:p text:style-name="P18"/>
                </table:table-cell>
                <table:table-cell table:style-name="Tabla8.B1">
                  <text:p text:style-name="P15"/>
                </table:table-cell>
                <table:table-cell table:style-name="Tabla8.D1" office:value-type="string">
                  <text:p text:style-name="P15">Cantidad de personas</text:p>
                </table:table-cell>
                <table:table-cell table:style-name="Tabla8.E1">
                  <text:p text:style-name="P3"/>
                </table:table-cell>
              </table:table-row>
            </table:table>
            <text:p text:style-name="P6"><text:s/></text:p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row>
                <table:table-cell table:style-name="Tabla9.A1" office:value-type="string">
                  <text:p text:style-name="P31">Firma</text:p>
                </table:table-cell>
                <table:table-cell table:style-name="Tabla9.B1" office:value-type="string">
                  <table:table table:name="Tabla24" table:style-name="Tabla24">
                    <table:table-column table:style-name="Tabla24.A"/>
                    <table:table-row>
                      <table:table-cell table:style-name="Tabla24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9.C1" office:value-type="string">
                  <text:p text:style-name="P27">No incluye menores de 2 años inclusive<text:line-break/>(Contando a todas las personas que tomen la comida)</text:p>
                  <text:p text:style-name="P27"/>
                </table:table-cell>
              </table:table-row>
            </table:table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><text:span text:style-name="T4">VOUCHER </text:span><text:span text:style-name="T6">PARA DESAYUNO</text:span><text:span text:style-name="T2"> </text:span><text:span text:style-name="T1"><text:s text:c="8"/></text:span><text:span text:style-name="T1"><draw:frame draw:style-name="fr1" draw:name="gráficos3" text:anchor-type="as-char" svg:y="-1.425cm" svg:width="4.484cm" svg:height="1.663cm" draw:z-index="1"><draw:image xlink:href="https://enayunasfmboedo.files.wordpress.com/2012/07/suteba_logo_27-08-10.jpg" xlink:type="simple" xlink:show="embed" xlink:actuate="onLoad" draw:mime-type="image/jpeg"/></draw:frame></text:span><text:s/></text:p>
            <text:p text:style-name="P33">Favor de brindar el servicio de <text:span text:style-name="T11">DESAYUNO</text:span> al siguiente afiliad<text:span text:style-name="T10">o</text:span><text:line-break/></text:p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D"/>
              <table:table-row table:style-name="Tabla11.1">
                <table:table-cell table:style-name="Tabla11.A1" office:value-type="string">
                  <text:p text:style-name="P17">Nombre <text:span text:style-name="T10">y </text:span>Apellido</text:p>
                </table:table-cell>
                <table:table-cell table:style-name="Tabla11.B1" office:value-type="string">
                  <text:p text:style-name="P7"/>
                </table:table-cell>
                <table:table-cell table:style-name="Tabla11.A1" office:value-type="string">
                  <text:p text:style-name="P12"><text:span text:style-name="T7">DNI</text:span> </text:p>
                </table:table-cell>
                <table:table-cell table:style-name="Tabla11.D1">
                  <text:p text:style-name="P12"/>
                </table:table-cell>
              </table:table-row>
            </table:table>
            <text:p text:style-name="P25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row>
                <table:table-cell table:style-name="Tabla12.A1" office:value-type="string">
                  <text:p text:style-name="P15">Hotel</text:p>
                </table:table-cell>
                <table:table-cell table:style-name="Tabla12.B1" office:value-type="string">
                  <text:p text:style-name="P12">23 DE MAYO</text:p>
                </table:table-cell>
                <table:table-cell table:style-name="Tabla12.A1" office:value-type="string">
                  <text:p text:style-name="P19">Fecha </text:p>
                </table:table-cell>
                <table:table-cell table:style-name="Tabla12.D1">
                  <text:p text:style-name="P6"/>
                </table:table-cell>
              </table:table-row>
            </table:table>
            <text:p text:style-name="P25"/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row table:style-name="Tabla14.1">
                <table:table-cell table:style-name="Tabla14.A1" office:value-type="string">
                  <text:p text:style-name="P15">Habitación Nº</text:p>
                </table:table-cell>
                <table:table-cell table:style-name="Tabla14.B1">
                  <table:table table:name="Tabla20" table:style-name="Tabla20">
                    <table:table-column table:style-name="Tabla20.A"/>
                    <table:table-row>
                      <table:table-cell table:style-name="Tabla20.A1" office:value-type="string">
                        <text:p text:style-name="P12"/>
                      </table:table-cell>
                    </table:table-row>
                  </table:table>
                  <text:p text:style-name="P18"/>
                </table:table-cell>
                <table:table-cell table:style-name="Tabla14.A1" office:value-type="string">
                  <text:p text:style-name="P15"><text:s text:c="2"/></text:p>
                </table:table-cell>
                <table:table-cell table:style-name="Tabla14.D1" office:value-type="string">
                  <text:p text:style-name="P15"><text:s text:c="3"/>Cantidad de personas</text:p>
                </table:table-cell>
                <table:table-cell table:style-name="Tabla14.E1">
                  <text:p text:style-name="P3"/>
                </table:table-cell>
              </table:table-row>
            </table:table>
            <text:p text:style-name="P6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>
                <table:table-cell table:style-name="Tabla15.A1" office:value-type="string">
                  <text:p text:style-name="P23">Firma</text:p>
                </table:table-cell>
                <table:table-cell table:style-name="Tabla15.A1" office:value-type="string">
                  <table:table table:name="Tabla23" table:style-name="Tabla23">
                    <table:table-column table:style-name="Tabla23.A"/>
                    <table:table-row>
                      <table:table-cell table:style-name="Tabla23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15.A1" office:value-type="string">
                  <text:p text:style-name="P27">No incluye menores de 2 años inclusive<text:line-break/>(Contando a todas las personas que tomen la comida)</text:p>
                  <text:p text:style-name="P27"/>
                </table:table-cell>
              </table:table-row>
            </table:table>
          </table:table-cell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p text:style-name="P34"><text:span text:style-name="T5">VOUCHER </text:span><text:span text:style-name="T6">PARA DESAYUNO</text:span><text:span text:style-name="T2"> </text:span><text:span text:style-name="T1"><text:s text:c="9"/></text:span><text:span text:style-name="T1"><draw:frame draw:style-name="fr1" draw:name="gráficos1" text:anchor-type="as-char" svg:y="-1.425cm" svg:width="4.484cm" svg:height="1.663cm" draw:z-index="2"><draw:image xlink:href="https://enayunasfmboedo.files.wordpress.com/2012/07/suteba_logo_27-08-10.jpg" xlink:type="simple" xlink:show="embed" xlink:actuate="onLoad" draw:mime-type="image/jpeg"/></draw:frame></text:span><text:s/></text:p>
            <text:p text:style-name="P33">Favor de brindar el servicio de <text:span text:style-name="T11">DESAYUNO</text:span> al siguiente afiliad<text:span text:style-name="T10">o</text:span><text:line-break/>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>
                <table:table-cell table:style-name="Tabla2.A1" office:value-type="string">
                  <text:p text:style-name="P17">Nombre <text:span text:style-name="T10">y </text:span>Apellido</text:p>
                </table:table-cell>
                <table:table-cell table:style-name="Tabla2.B1" office:value-type="string">
                  <text:p text:style-name="P7"/>
                </table:table-cell>
                <table:table-cell table:style-name="Tabla2.A1" office:value-type="string">
                  <text:p text:style-name="P12"><text:span text:style-name="T7">DNI</text:span> </text:p>
                </table:table-cell>
                <table:table-cell table:style-name="Tabla2.D1">
                  <text:p text:style-name="P29"/>
                </table:table-cell>
              </table:table-row>
            </table:table>
            <text:p text:style-name="P25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15">Hotel</text:p>
                </table:table-cell>
                <table:table-cell table:style-name="Tabla3.B1" office:value-type="string">
                  <text:p text:style-name="P12">23 DE MAYO</text:p>
                </table:table-cell>
                <table:table-cell table:style-name="Tabla3.A1" office:value-type="string">
                  <text:p text:style-name="P19">Fech<text:span text:style-name="T9">a</text:span></text:p>
                </table:table-cell>
                <table:table-cell table:style-name="Tabla3.D1">
                  <text:p text:style-name="P12"/>
                </table:table-cell>
              </table:table-row>
            </table:table>
            <text:p text:style-name="P25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office:value-type="string">
                  <text:p text:style-name="P15">Habitación Nº </text:p>
                </table:table-cell>
                <table:table-cell table:style-name="Tabla4.B1">
                  <table:table table:name="Tabla19" table:style-name="Tabla19">
                    <table:table-column table:style-name="Tabla19.A"/>
                    <table:table-row>
                      <table:table-cell table:style-name="Tabla19.A1" office:value-type="string">
                        <text:p text:style-name="P12"/>
                      </table:table-cell>
                    </table:table-row>
                  </table:table>
                  <text:p text:style-name="P18"/>
                </table:table-cell>
                <table:table-cell table:style-name="Tabla4.A1" office:value-type="string">
                  <text:p text:style-name="P15"/>
                </table:table-cell>
                <table:table-cell table:style-name="Tabla4.D1" office:value-type="string">
                  <text:p text:style-name="P15">Cantidad de personas</text:p>
                </table:table-cell>
                <table:table-cell table:style-name="Tabla4.E1">
                  <text:p text:style-name="P3"/>
                </table:table-cell>
              </table:table-row>
            </table:table>
            <text:p text:style-name="P6"/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row>
                <table:table-cell table:style-name="Tabla13.A1" office:value-type="string">
                  <text:p text:style-name="P23">Firma</text:p>
                </table:table-cell>
                <table:table-cell table:style-name="Tabla13.A1" office:value-type="string">
                  <table:table table:name="Tabla22" table:style-name="Tabla22">
                    <table:table-column table:style-name="Tabla22.A"/>
                    <table:table-row>
                      <table:table-cell table:style-name="Tabla22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13.A1" office:value-type="string">
                  <text:p text:style-name="P27">No incluye menores de 2 años inclusive<text:line-break/>(Contando a todas las personas que tomen la comida)</text:p>
                  <text:p text:style-name="P27"/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4"><text:span text:style-name="T2"><text:s/></text:span><text:span text:style-name="T3">VOUCHER </text:span><text:span text:style-name="T6">PARA DESAYUNO</text:span><text:span text:style-name="T8"> <text:s text:c="2"/></text:span><text:span text:style-name="T1"><text:s text:c="6"/></text:span><text:span text:style-name="T1"><draw:frame draw:style-name="fr1" draw:name="Imagen1" text:anchor-type="as-char" svg:y="-1.425cm" svg:width="4.484cm" svg:height="1.663cm" draw:z-index="3"><draw:image xlink:href="https://enayunasfmboedo.files.wordpress.com/2012/07/suteba_logo_27-08-10.jpg" xlink:type="simple" xlink:show="embed" xlink:actuate="onLoad" draw:mime-type="image/jpeg"/></draw:frame></text:span><text:s/></text:p>
            <text:p text:style-name="P33">Favor de brindar el servicio de <text:span text:style-name="T11">DESAYUNO</text:span> al siguiente afiliad<text:span text:style-name="T10">o</text:span><text:line-break/></text:p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row>
                <table:table-cell table:style-name="Tabla17.A1" office:value-type="string">
                  <text:p text:style-name="P17">Nombre <text:span text:style-name="T10">y </text:span>Apellido</text:p>
                </table:table-cell>
                <table:table-cell table:style-name="Tabla17.B1" office:value-type="string">
                  <text:p text:style-name="P10"/>
                </table:table-cell>
                <table:table-cell table:style-name="Tabla17.A1" office:value-type="string">
                  <text:p text:style-name="P13"><text:span text:style-name="T7">DNI</text:span> </text:p>
                </table:table-cell>
                <table:table-cell table:style-name="Tabla17.B1" office:value-type="string">
                  <text:p text:style-name="P13"><text:s/></text:p>
                </table:table-cell>
              </table:table-row>
            </table:table>
            <text:p text:style-name="P26"/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column table:style-name="Tabla18.D"/>
              <table:table-row>
                <table:table-cell table:style-name="Tabla18.A1" office:value-type="string">
                  <text:p text:style-name="P16">Hotel</text:p>
                </table:table-cell>
                <table:table-cell table:style-name="Tabla18.B1" office:value-type="string">
                  <text:p text:style-name="P13">23 DE MAYO</text:p>
                </table:table-cell>
                <table:table-cell table:style-name="Tabla18.A1" office:value-type="string">
                  <text:p text:style-name="P22">Fecha</text:p>
                </table:table-cell>
                <table:table-cell table:style-name="Tabla18.D1">
                  <text:p text:style-name="P9"/>
                </table:table-cell>
              </table:table-row>
            </table:table>
            <text:p text:style-name="P26"/>
            <table:table table:name="Tabla25" table:style-name="Tabla25">
              <table:table-column table:style-name="Tabla25.A"/>
              <table:table-column table:style-name="Tabla25.B"/>
              <table:table-column table:style-name="Tabla25.C"/>
              <table:table-column table:style-name="Tabla25.D"/>
              <table:table-column table:style-name="Tabla25.E"/>
              <table:table-row table:style-name="Tabla25.1">
                <table:table-cell table:style-name="Tabla25.A1" office:value-type="string">
                  <text:p text:style-name="P16">Habitación Nº</text:p>
                </table:table-cell>
                <table:table-cell table:style-name="Tabla25.B1">
                  <table:table table:name="Tabla26" table:style-name="Tabla26">
                    <table:table-column table:style-name="Tabla26.A"/>
                    <table:table-row>
                      <table:table-cell table:style-name="Tabla26.A1" office:value-type="string">
                        <text:p text:style-name="P13"/>
                      </table:table-cell>
                    </table:table-row>
                  </table:table>
                  <text:p text:style-name="P20"/>
                </table:table-cell>
                <table:table-cell table:style-name="Tabla25.B1">
                  <text:p text:style-name="P16"/>
                </table:table-cell>
                <table:table-cell table:style-name="Tabla25.D1" office:value-type="string">
                  <text:p text:style-name="P16">Cantidad de personas</text:p>
                </table:table-cell>
                <table:table-cell table:style-name="Tabla25.E1">
                  <text:p text:style-name="P4"/>
                </table:table-cell>
              </table:table-row>
            </table:table>
            <text:p text:style-name="P9"><text:s/></text:p>
            <table:table table:name="Tabla27" table:style-name="Tabla27">
              <table:table-column table:style-name="Tabla27.A"/>
              <table:table-column table:style-name="Tabla27.B"/>
              <table:table-column table:style-name="Tabla27.C"/>
              <table:table-row>
                <table:table-cell table:style-name="Tabla27.A1" office:value-type="string">
                  <text:p text:style-name="P24">Firma</text:p>
                </table:table-cell>
                <table:table-cell table:style-name="Tabla27.A1" office:value-type="string">
                  <table:table table:name="Tabla28" table:style-name="Tabla28">
                    <table:table-column table:style-name="Tabla28.A"/>
                    <table:table-row>
                      <table:table-cell table:style-name="Tabla28.A1" office:value-type="string">
                        <text:p text:style-name="P2"/>
                      </table:table-cell>
                    </table:table-row>
                  </table:table>
                  <text:p text:style-name="P2"/>
                </table:table-cell>
                <table:table-cell table:style-name="Tabla27.A1" office:value-type="string">
                  <text:p text:style-name="P28">No incluye menores de 2 años inclusive<text:line-break/>(Contando a todas las personas que tomen la comida)</text:p>
                  <text:p text:style-name="P28"/>
                </table:table-cell>
              </table:table-row>
            </table:table>
            <text:p text:style-name="P3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3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8T08:45:30.04</meta:creation-date>
    <dc:date>2023-02-08T01:37:57.724432452</dc:date>
    <meta:editing-duration>P1DT6H5M25S</meta:editing-duration>
    <meta:editing-cycles>58</meta:editing-cycles>
    <meta:generator>LibreOffice/7.4.4.2$Linux_X86_64 LibreOffice_project/40$Build-2</meta:generator>
    <meta:document-statistic meta:table-count="28" meta:image-count="4" meta:object-count="0" meta:page-count="1" meta:paragraph-count="50" meta:word-count="176" meta:character-count="1069" meta:non-whitespace-character-count="872"/>
  </office:meta>
</office:document-meta>
</file>